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name-complex="Times New Roman" style:font-size-complex="10.5pt"/>
    </style:style>
    <style:style style:name="P3"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 style:font-size-complex="10.5pt"/>
    </style:style>
    <style:style style:name="P4" style:family="paragraph" style:parent-style-name="Standard">
      <style:paragraph-properties fo:margin-left="0in" fo:margin-right="0in" fo:margin-top="0in" fo:margin-bottom="0in" fo:line-height="100%" fo:text-indent="0in" style:auto-text-indent="false"/>
    </style:style>
    <style:style style:name="P5" style:family="paragraph" style:parent-style-name="_5b_Normal_5d_">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style:font-size-asian="10.5pt" style:font-size-complex="10.5pt"/>
    </style:style>
    <style:style style:name="P6" style:family="paragraph" style:parent-style-name="No_20_Spacing">
      <style:text-properties style:font-name="Georgia" fo:font-size="10.5pt" style:font-size-asian="10.5pt" style:font-name-complex="Times New Roman" style:font-size-complex="10.5pt"/>
    </style:style>
    <style:style style:name="P7" style:family="paragraph" style:parent-style-name="Standard">
      <style:paragraph-properties fo:margin-top="0in" fo:margin-bottom="0in" fo:line-height="100%"/>
      <style:text-properties fo:color="#000000" style:font-name="Georgia" fo:font-size="10.5pt" style:font-size-asian="10.5pt" style:font-size-complex="10.5pt"/>
    </style:style>
    <style:style style:name="P8" style:family="paragraph" style:parent-style-name="BODY">
      <style:paragraph-properties fo:margin-top="0in" fo:margin-bottom="0in" fo:line-height="100%"/>
      <style:text-properties fo:color="#000000" fo:font-size="10.5pt" style:font-size-asian="10.5pt" style:font-size-complex="10.5pt"/>
    </style:style>
    <style:style style:name="P9" style:family="paragraph" style:parent-style-name="_5b_Normal_5d_">
      <style:paragraph-properties fo:margin-top="0in" fo:margin-bottom="0in" fo:line-height="100%"/>
      <style:text-properties fo:color="#000000" fo:font-size="10.5pt" style:font-size-asian="10.5pt" style:font-size-complex="10.5pt"/>
    </style:style>
    <style:style style:name="P10"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 style:font-size-complex="16pt"/>
    </style:style>
    <style:style style:name="P11" style:family="paragraph" style:parent-style-name="_5b_Normal_5d_">
      <style:paragraph-properties fo:margin-top="0in" fo:margin-bottom="0in" fo:line-height="100%"/>
      <style:text-properties fo:color="#000000" style:font-name="Georgia" fo:font-size="10.5pt" fo:language="zxx" fo:country="none" style:font-name-asian="Georgia" style:font-size-asian="10.5pt" style:language-asian="zxx" style:country-asian="none" style:font-name-complex="Georgia" style:font-size-complex="10.5pt" style:language-complex="zxx" style:country-complex="none"/>
    </style:style>
    <style:style style:name="P12" style:family="paragraph" style:parent-style-name="_5b_Normal_5d_">
      <style:paragraph-properties fo:margin-left="0in" fo:margin-right="0in" fo:margin-top="0in" fo:margin-bottom="0in" fo:line-height="100%" fo:text-align="start" style:justify-single-word="false" fo:text-indent="0in" style:auto-text-indent="false" style:text-autospace="none" style:writing-mode="lr-tb"/>
      <style:text-properties fo:color="#000000" style:font-name="Georgia" fo:font-size="10.5pt" fo:language="zxx" fo:country="none" style:font-name-asian="Georgia" style:font-size-asian="10.5pt" style:language-asian="zxx" style:country-asian="none" style:font-name-complex="Georgia" style:font-size-complex="10.5pt" style:language-complex="zxx" style:country-complex="none"/>
    </style:style>
    <style:style style:name="P13" style:family="paragraph" style:parent-style-name="_5b_Normal_5d_">
      <style:paragraph-properties fo:margin-left="0in" fo:margin-right="0in" fo:margin-top="0in" fo:margin-bottom="0in" fo:line-height="100%" fo:text-align="start" style:justify-single-word="false" fo:text-indent="0in" style:auto-text-indent="false" style:text-autospace="none" style:writing-mode="lr-tb"/>
      <style:text-properties fo:color="#000000" style:font-name="Georgia" fo:font-size="10.5pt" fo:language="zxx" fo:country="none" fo:font-weight="bold" style:font-name-asian="Georgia" style:font-size-asian="10.5pt" style:language-asian="zxx" style:country-asian="none" style:font-weight-asian="bold" style:font-name-complex="Georgia" style:font-size-complex="10.5pt" style:language-complex="zxx" style:country-complex="none" style:font-weight-complex="bold"/>
    </style:style>
    <style:style style:name="P1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15" style:family="paragraph" style:parent-style-name="Standard">
      <style:paragraph-properties fo:margin-top="0in" fo:margin-bottom="0in" fo:line-height="100%"/>
      <style:text-properties style:font-name="Georgia" fo:font-size="10.5pt" style:font-size-asian="10.5pt" style:font-size-complex="10.5pt"/>
    </style:style>
    <style:style style:name="P16" style:family="paragraph" style:parent-style-name="BODY">
      <style:paragraph-properties fo:margin-left="0in" fo:margin-right="0in" fo:margin-top="0in" fo:margin-bottom="0in" fo:line-height="100%" fo:text-align="start" style:justify-single-word="false" fo:text-indent="0in" style:auto-text-indent="false" style:text-autospace="none" style:writing-mode="lr-tb"/>
      <style:text-properties fo:color="#000000" style:font-name="Georgia" fo:font-size="10.5pt" fo:language="zxx" fo:country="none" style:font-name-asian="Georgia" style:font-size-asian="10.5pt" style:language-asian="zxx" style:country-asian="none" style:font-name-complex="Georgia" style:font-size-complex="10.5pt" style:language-complex="zxx" style:country-complex="none"/>
    </style:style>
    <style:style style:name="T1" style:family="text">
      <style:text-properties fo:font-weight="bold" style:font-weight-asian="bold" style:font-name-complex="Times New Roman"/>
    </style:style>
    <style:style style:name="T2" style:family="text">
      <style:text-properties fo:font-weight="bold" style:font-weight-asian="bold" style:font-weight-complex="bold"/>
    </style:style>
    <style:style style:name="T3" style:family="text">
      <style:text-properties style:font-name-complex="Times New Roman"/>
    </style:style>
    <style:style style:name="T4" style:family="text">
      <style:text-properties fo:font-variant="normal" fo:text-transform="none" fo:color="#333333" style:font-name="Georgia" fo:letter-spacing="normal" fo:font-style="normal" fo:font-weight="normal"/>
    </style:style>
    <style:style style:name="T5" style:family="text">
      <style:text-properties style:font-name="Georgia" fo:language="zxx" fo:country="none" style:font-name-asian="Georgia" style:language-asian="zxx" style:country-asian="none" style:font-name-complex="Georgia" style:language-complex="zxx" style:country-complex="none"/>
    </style:style>
    <style:style style:name="T6" style:family="text">
      <style:text-properties style:font-name="Georgia" fo:language="zxx" fo:country="none" style:text-underline-style="solid" style:text-underline-width="auto" style:text-underline-color="font-color" style:font-name-asian="Georgia" style:language-asian="zxx" style:country-asian="none" style:font-name-complex="Georgia" style:language-complex="zxx" style:country-complex="none"/>
    </style:style>
    <style:style style:name="T7" style:family="text">
      <style:text-properties style:font-name="Georgia" fo:language="zxx" fo:country="none" fo:font-weight="bold" style:font-name-asian="Georgia" style:language-asian="zxx" style:country-asian="none" style:font-weight-asian="bold" style:font-name-complex="Georgia" style:language-complex="zxx" style:country-complex="none" style:font-weight-complex="bold"/>
    </style:style>
    <style:style style:name="T8" style:family="text">
      <style:text-properties style:font-name="Georgia" fo:language="zxx" fo:country="none" fo:background-color="transparent" style:font-name-asian="Georgia" style:language-asian="zxx" style:country-asian="none" style:font-name-complex="Georgia" style:language-complex="zxx" style:country-complex="none"/>
    </style:style>
    <style:style style:name="T9" style:family="text">
      <style:text-properties style:font-name="Georgia" fo:font-size="10.5pt" fo:font-weight="bold" style:font-size-asian="10.5pt" style:font-weight-asian="bold" style:font-name-complex="Times New Roman" style:font-size-complex="10.5pt"/>
    </style:style>
    <style:style style:name="T10" style:family="text">
      <style:text-properties style:font-name="Georgia" fo:font-size="10.5pt" style:font-size-asian="10.5pt" style:font-name-complex="Times New Roman" style:font-size-complex="10.5pt"/>
    </style:style>
    <style:style style:name="T11" style:family="text">
      <style:text-properties style:font-name="Georgia" fo:font-size="10.5pt" fo:language="zxx" fo:country="none" style:font-name-asian="Georgia" style:font-size-asian="10.5pt" style:language-asian="zxx" style:country-asian="none" style:font-name-complex="Georgia" style:font-size-complex="10.5pt" style:language-complex="zxx" style:country-complex="none"/>
    </style:style>
    <style:style style:name="T12" style:family="text">
      <style:text-properties style:text-position="super 58%"/>
    </style:style>
    <style:style style:name="T13" style:family="text">
      <style:text-properties fo:color="#000000" style:font-name="Georgia" fo:font-size="10.5pt" fo:language="zxx" fo:country="none" fo:background-color="transparent" style:font-name-asian="Georgia" style:font-size-asian="10.5pt" style:language-asian="zxx" style:country-asian="none" style:font-name-complex="Georgia" style:font-size-complex="10.5pt" style:language-complex="zxx" style:country-complex="none"/>
    </style:style>
    <style:style style:name="T14" style:family="text">
      <style:text-properties fo:color="#000000" style:font-name="Georgia" fo:font-size="10.5pt" fo:language="zxx" fo:country="none" style:text-underline-style="none" fo:background-color="transparent" style:font-name-asian="Georgia" style:font-size-asian="10.5pt" style:language-asian="zxx" style:country-asian="none" style:font-name-complex="Georgia" style:font-size-complex="10.5pt" style:language-complex="zxx" style:country-complex="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Wrong Way Saints</text:p>
      <text:p text:style-name="P6"/>
      <text:p text:style-name="P1"><text:span text:style-name="T1">Read:</text:span><text:span text:style-name="T3"> I Corinthians 1:10-31, Galatians 2:11-13</text:span></text:p>
      <text:p text:style-name="P2"/>
      <text:p text:style-name="P4"><text:span text:style-name="T9">Text:</text:span><text:span text:style-name="T10"> </text:span><text:span text:style-name="T14">Philippians 2:16</text:span><text:span text:style-name="T13"> “Holding forth the word of life; that I may rejoice in the day of Christ, that I have not run in vain, neither laboured in vain.</text:span><text:span text:style-name="T11">”</text:span></text:p>
      <text:p text:style-name="P3"/>
      <text:h text:style-name="P14" text:outline-level="3"><text:span text:style-name="T1">Introduction:</text:span><text:span text:style-name="T3"> </text:span><text:span text:style-name="T4">Roy Riegels</text:span> is the name of one of the few football players who is known for one single college play. Some of you may remember it if I tell you his nick name; It was “Wrong Way Riegels” The year was 1929. It was the Rose Bowl Game. Georgia fumbled the ball and USC center Roy Riegels scooped it up. He ran into Georgia's left tackle, got turned around and ran almost 70 yards toward the wrong goal. Four of his teammates were blocking for him but Ben Lom, realizing what was happening chased him down and tackled him 6 inches from the goal line. There was no National Football League at that time and only one bowl game in the country. Roy Riegels became the most famous ball player in the country at that time. Famous for going the wrong way.</text:h>
      <text:h text:style-name="P14" text:outline-level="3"><text:s text:c="2"/>Paul confronted Peter about his turn in the wrong direction and is talking to some wrong way saints at Corinth.</text:h>
      <text:p text:style-name="P15"/>
      <text:p text:style-name="P7"><text:span text:style-name="T2">Trivial Contentions:</text:span> Many, if not most, of church contentions are of a trivial nature. Paul is responding to a couple of these trivial issues at the church of Corinth. Believers at Corinth were arguing about who had led them to salvation. One would say: “I am a convert of Paul” (the founder of the church). Another would say: “I am a convert of Apollos” (a superior orator). One would claim to be a convert of Peter (the 1<text:span text:style-name="T12">st</text:span> leader of the Christian church). Occasionally a believer would say: “I was saved at the feet of Jesus.” No one could better that one. This is the precursor of the <text:s/>denominations that we have today. </text:p>
      <text:p text:style-name="P7"><text:s text:c="2"/>Did you know that there are 19 different denominations called: “Church of God.” There are probably as many with “Baptist” in the title. Honestly there are many denominations that are nearly identical in their beliefs. </text:p>
      <text:p text:style-name="P7"><text:s text:c="2"/>Several years ago two of these denominations (The Church of God [Cleveland Tennessee]and Pentecostal Holiness). I learned from a pastor of one of these churches that the only reason that they could not merge is that they could not agree on who would be in the top position of leadership. </text:p>
      <text:p text:style-name="P7"><text:s text:c="2"/>Then there was the issue of baptism. Again, Paul points out this too is a trivial issue. Today we would argue whether we are sprinkled, poured, or dipped. We might be concerned with the words used when we are baptized. Is it “The Father, Son and Holy Ghost” or is it “In Jesus Name?” Should we baptize by leaning forward or backward? Do we dip facing forward or backward?</text:p>
      <text:p text:style-name="P7"><text:s text:c="2"/>How God must be grieved with the trivial differences that we have with each other. </text:p>
      <text:p text:style-name="P8"><text:span text:style-name="T5"><text:s text:c="2"/>I don't want to be inferring that there are no differences worth taking a stand on. Certainly </text:span><text:span text:style-name="T6">there are important differences</text:span><text:span text:style-name="T5"> within theological circles. There are things that are worth contending for. Paul speaks of one of these in Galatians when he says of Peter: “ I withstood him to the face...” He deals with Peter's wrong practice in a public setting. Peter accepts the rebuke and there is no lasting division. Neither he nor Peter left to start another church. </text:span></text:p>
      <text:p text:style-name="P11"/>
      <text:p text:style-name="P9"><text:span text:style-name="T7">God's Priorities:</text:span><text:span text:style-name="T5"> Paul goes on to reveal what is the primary concern with the issue of trivial contentions. It is </text:span><text:span text:style-name="T6">that these silly disputes keep us from operating in God's priorities</text:span><text:span text:style-name="T5">. What is God's priority for Paul? “For Christ sent me not to baptize, but to preach the gospel...” While the church is fussing about trivial matters souls are dying without the gospel. </text:span></text:p>
      <text:p text:style-name="P11"><text:s text:c="2"/>Paul points out that the wisdom of this world is shear foolishness when compared to the wisdom of God. Paul points out that “...God made foolish the wisdom of this world?”</text:p>
      <text:p text:style-name="P16"><text:s text:c="2"/>He talks of the targets for the message of the cross: “...we preach Christ crucified, unto the Jews a stumblingblock, and unto the Greeks foolish-ness; But unto them which are called, both Jews and Greeks, Christ the power of God, and the wisdom of God.”</text:p>
      <text:p text:style-name="P12"><text:s text:c="2"/>Paul points out that the task is not easy. Jews only need to recognize that Jesus is the Messiah that their prophets have foretold. That would be a very different presentation than their message to the Greeks. The Greek community believed in literally hundreds of gods. They need to hear the message that Christ is the one and only God. That message would seem like foolishness to them. It would involve a very different sermon than that preached to the Jews.</text:p>
      <text:p text:style-name="P12"><text:s text:c="2"/>The message here is that we don't have time to spend debating how many angels can dance on the head of a pin or if we should end our prayers with A-man or Ah-man. Let's get to God's priorities.</text:p>
      <text:p text:style-name="P13"/>
      <text:p text:style-name="P5"><text:span text:style-name="T7">Conclude:</text:span><text:span text:style-name="T5"> God created us. His creation has rules that He has made. You and I need to learn His rules, His priorities. Roy Riegels will tell you that If we run in the wrong direction whatever success we have will not count for our team. Our text says: </text:span><text:span text:style-name="T8">“Holding forth the word of life; that I may rejoice in the day of Christ, that I have not run in vain, neither laboured in vain.</text:span><text:span text:style-name="T5">”</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2</meta:editing-cycles>
    <meta:creation-date>2014-03-28T17:34:00</meta:creation-date>
    <dc:date>2019-11-16T09:51:53.59</dc:date>
    <meta:editing-duration>PT18H57S</meta:editing-duration>
    <meta:generator>OpenOffice/4.1.3$Win32 OpenOffice.org_project/413m1$Build-9783</meta:generator>
    <meta:document-statistic meta:table-count="0" meta:image-count="0" meta:object-count="0" meta:page-count="1" meta:paragraph-count="17" meta:word-count="897" meta:character-count="497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